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R10" svg:font-family="CMR10"/>
    <style:font-face style:name="Courier 10 Pitch" svg:font-family="'Courier 10 Pitch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NewRoman" svg:font-family="TimesNewRoman" style:font-family-generic="roman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Zapf Dingbats" svg:font-family="'Zapf Dingbats', ZapfDingbats" style:font-pitch="variable"/>
    <style:font-face style:name="Palatino" svg:font-family="Palatino, 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 fo:padding="0cm" fo:border="none">
        <style:tab-stops>
          <style:tab-stop style:position="6.983cm"/>
          <style:tab-stop style:position="14.46cm"/>
          <style:tab-stop style:position="16.002cm" style:type="right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>
        <style:tab-stops>
          <style:tab-stop style:position="8.001cm"/>
        </style:tab-stops>
      </style:paragraph-properties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language="fr" fo:country="FR"/>
    </style:style>
    <style:style style:name="P7" style:family="paragraph" style:parent-style-name="Text_20_body">
      <style:paragraph-properties fo:margin-top="0.212cm" fo:margin-bottom="0cm" loext:contextual-spacing="false"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fr" fo:country="FR" fo:font-style="normal" style:font-name-asian="CMR10" style:font-size-asian="12pt" style:font-style-asian="normal" style:font-name-complex="CMR10" style:font-size-complex="12pt" style:language-complex="zxx" style:country-complex="none" style:font-style-complex="normal"/>
    </style:style>
    <style:style style:name="P8" style:family="paragraph" style:parent-style-name="Text_20_body">
      <style:paragraph-properties fo:margin-left="0.143cm" fo:margin-right="0cm" fo:text-indent="0cm" style:auto-text-indent="false"/>
      <style:text-properties style:font-name-complex="Tahoma2" style:language-complex="zxx" style:country-complex="none"/>
    </style:style>
    <style:style style:name="P9" style:family="paragraph" style:parent-style-name="Text_20_body" style:list-style-name="L2">
      <style:paragraph-properties fo:text-align="justify" style:justify-single-word="false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-asian="Times New Roman" style:font-name-complex="Tahoma2" style:language-complex="zxx" style:country-complex="none"/>
    </style:style>
    <style:style style:name="P11" style:family="paragraph" style:parent-style-name="Text_20_body" style:list-style-name="L3">
      <style:text-properties style:font-name-asian="CMR10" style:font-name-complex="Tahoma2" style:language-complex="zxx" style:country-complex="none"/>
    </style:style>
    <style:style style:name="P12" style:family="paragraph" style:parent-style-name="Standard" style:list-style-name="L1">
      <style:paragraph-properties fo:text-align="justify" style:justify-single-word="false"/>
    </style:style>
    <style:style style:name="P13" style:family="paragraph" style:parent-style-name="Heading_20_2">
      <style:text-properties fo:language="fr" fo:country="FR"/>
    </style:style>
    <style:style style:name="P14" style:family="paragraph" style:parent-style-name="Heading_20_2">
      <style:paragraph-properties fo:text-align="justify" style:justify-single-word="false"/>
      <style:text-properties style:font-name="Times New Roman" fo:font-size="12pt" fo:language="fr" fo:country="FR" fo:font-style="normal" style:font-size-asian="12pt" style:font-style-asian="normal" style:font-size-complex="12pt" style:font-style-complex="normal"/>
    </style:style>
    <style:style style:name="P15" style:family="paragraph" style:parent-style-name="Title" style:master-page-name="Standard">
      <style:paragraph-properties fo:margin-top="0.212cm" fo:margin-bottom="0cm" loext:contextual-spacing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-asian="MS Mincho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size="12pt" fo:language="fr" fo:country="CH" fo:font-style="normal" style:font-name-asian="Times New Roman1" style:font-size-asian="12pt" style:language-asian="ar" style:country-asian="SA" style:font-style-asian="normal" style:font-name-complex="Verdana" style:font-size-complex="12pt" style:font-style-complex="normal"/>
    </style:style>
    <style:style style:name="T4" style:family="text">
      <style:text-properties style:font-name="Times New Roman" fo:font-size="12pt" fo:language="fr" fo:country="CH" fo:font-style="normal" style:font-name-asian="Times New Roman1" style:font-size-asian="12pt" style:language-asian="ar" style:country-asian="SA" style:font-style-asian="normal" style:font-name-complex="Verdana" style:font-size-complex="12pt" style:font-style-complex="normal"/>
    </style:style>
    <style:style style:name="T5" style:family="text">
      <style:text-properties style:font-name-asian="CMR10"/>
    </style:style>
    <style:style style:name="T6" style:family="text">
      <style:text-properties style:language-complex="zxx" style:country-complex="none"/>
    </style:style>
    <style:style style:name="T7" style:family="text">
      <style:text-properties style:font-name-complex="Tahoma2" style:language-complex="zxx" style:country-complex="none"/>
    </style:style>
    <style:style style:name="T8" style:family="text">
      <style:text-properties style:font-name-asian="Times New Roman" style:font-name-complex="Times New Roman" style:language-complex="zxx" style:country-complex="none"/>
    </style:style>
    <style:style style:name="T9" style:family="text">
      <style:text-properties style:font-name-asian="Times New Roman" style:font-name-complex="Tahoma2" style:language-complex="zxx" style:country-complex="none"/>
    </style:style>
    <style:style style:name="T10" style:family="text">
      <style:text-properties style:font-name="Courier 10 Pitch" style:font-name-complex="Courier 10 Pitch" style:language-complex="zxx" style:country-complex="none"/>
    </style:style>
    <style:style style:name="T11" style:family="text">
      <style:text-properties fo:language="fr" fo:country="FR" style:font-name-complex="Tahoma2" style:language-complex="zxx" style:country-complex="none"/>
    </style:style>
    <style:style style:name="T12" style:family="text">
      <style:text-properties fo:language="fr" fo:country="FR" style:font-name-asian="MS Mincho" style:font-name-complex="Tahoma2" style:language-complex="zxx" style:country-complex="none"/>
    </style:style>
    <style:style style:name="T13" style:family="text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P n° 3 : Algorithmes gloutons</text:p>
      <text:h text:style-name="P13" text:outline-level="2">Exercice 1 : Rendu de monnaie</text:h>
      <text:list xml:id="list2924606396218612442" text:style-name="L1">
        <text:list-item>
          <text:p text:style-name="P12">On considère le système de pièces (1,3,9) pour lequel l'algorithme glouton mène à la solution optimale. Écrire une fonction <text:span text:style-name="T2">Glouton</text:span> qui renvoie le nombre minimal de pièces nécessaires pour une valeur N. On donnera 2 versions de la solution : une version itérative et une version récursive.</text:p>
        </text:list-item>
        <text:list-item>
          <text:p text:style-name="P12">On recommence avec le système de pièces (1,3,4) pour lequel l'algorithme glouton n'est pas optimal . <text:s/>Écrire une fonction qui renvoie la liste de toutes les sommes que l'on peut atteindre avec <text:span text:style-name="T13">nb</text:span> pièces du système (1,3,4). En déduire quelles sont toutes les sommes qu'on peut atteindre avec 4 pièces de deux manières différentes : par exemple <text:s/>10=1+3+3+3=1+1+4+4 </text:p>
        </text:list-item>
      </text:list>
      <text:p text:style-name="P3"/>
      <text:h text:style-name="Heading_20_2" text:outline-level="2"><text:span text:style-name="T11">Exercice 2 : le secret d'un </text:span><text:span text:style-name="T12">déménagement réussi</text:span></text:h>
      <text:p text:style-name="P4"><text:span text:style-name="T7">On</text:span><text:span text:style-name="T8"> </text:span><text:span text:style-name="T6">dispose</text:span><text:span text:style-name="T8"> </text:span><text:span text:style-name="T6">d'un</text:span><text:span text:style-name="T8"> </text:span><text:span text:style-name="T6">ensemble</text:span><text:span text:style-name="T8"> </text:span><text:span text:style-name="T6">d'objets</text:span><text:span text:style-name="T8"> </text:span><text:span text:style-name="T6">de</text:span><text:span text:style-name="T8"> </text:span><text:span text:style-name="T6">poids</text:span><text:span text:style-name="T8"> </text:span><text:span text:style-name="T6">divers.</text:span><text:span text:style-name="T8"> </text:span><text:span text:style-name="T6">On</text:span><text:span text:style-name="T8"> </text:span><text:span text:style-name="T6">dispose</text:span><text:span text:style-name="T8"> </text:span><text:span text:style-name="T6">également</text:span><text:span text:style-name="T8"> </text:span><text:span text:style-name="T6">d'un</text:span><text:span text:style-name="T8"> </text:span><text:span text:style-name="T6">stock</text:span><text:span text:style-name="T8"> </text:span><text:span text:style-name="T6">illimité</text:span><text:span text:style-name="T8"> </text:span><text:span text:style-name="T6">de</text:span><text:span text:style-name="T8"> </text:span><text:span text:style-name="T6">cartons</text:span><text:span text:style-name="T8"> </text:span><text:span text:style-name="T6">de</text:span><text:span text:style-name="T8"> </text:span><text:span text:style-name="T6">même</text:span><text:span text:style-name="T8"> </text:span><text:span text:style-name="T6">contenance</text:span><text:span text:style-name="T8"> </text:span><text:span text:style-name="T6">(</text:span><text:span text:style-name="T10">volmax</text:span><text:span text:style-name="T7">).</text:span><text:span text:style-name="T8"> </text:span><text:span text:style-name="T6">L'objectif</text:span><text:span text:style-name="T8"> </text:span><text:span text:style-name="T6">est</text:span><text:span text:style-name="T8"> </text:span><text:span text:style-name="T6">d'empaqueter</text:span><text:span text:style-name="T8"> </text:span><text:span text:style-name="T6">tous</text:span><text:span text:style-name="T8"> </text:span><text:span text:style-name="T6">nos</text:span><text:span text:style-name="T8"> </text:span><text:span text:style-name="T6">objets</text:span><text:span text:style-name="T8"> </text:span><text:span text:style-name="T6">dans</text:span><text:span text:style-name="T8"> </text:span><text:span text:style-name="T6">un</text:span><text:span text:style-name="T8"> </text:span><text:span text:style-name="T6">minimum</text:span><text:span text:style-name="T8"> </text:span><text:span text:style-name="T6">de</text:span><text:span text:style-name="T8"> </text:span><text:span text:style-name="T6">cartons.</text:span><text:span text:style-name="T8"> </text:span></text:p>
      <text:p text:style-name="P4"><text:span text:style-name="T7">Exemple</text:span><text:span text:style-name="T8"> </text:span><text:span text:style-name="T6">:</text:span><text:span text:style-name="T8"> </text:span><text:span text:style-name="T6">si</text:span><text:span text:style-name="T8"> </text:span><text:span text:style-name="T6">l'on</text:span><text:span text:style-name="T8"> </text:span><text:span text:style-name="T6">dispose</text:span><text:span text:style-name="T8"> </text:span><text:span text:style-name="T6">d'objets</text:span><text:span text:style-name="T8"> </text:span><text:span text:style-name="T6">de</text:span><text:span text:style-name="T8"> </text:span><text:span text:style-name="T6">poids</text:span><text:span text:style-name="T8"> </text:span><text:span text:style-name="T6">5,</text:span><text:span text:style-name="T8"> </text:span><text:span text:style-name="T6">5,</text:span><text:span text:style-name="T8"> </text:span><text:span text:style-name="T6">3,</text:span><text:span text:style-name="T8"> </text:span><text:span text:style-name="T6">2,</text:span><text:span text:style-name="T8"> </text:span><text:span text:style-name="T6">3,</text:span><text:span text:style-name="T8"> </text:span><text:span text:style-name="T6">6</text:span><text:span text:style-name="T8"> </text:span><text:span text:style-name="T6">et</text:span><text:span text:style-name="T8"> </text:span><text:span text:style-name="T6">de</text:span><text:span text:style-name="T8"> </text:span><text:span text:style-name="T6">cartons</text:span><text:span text:style-name="T8"> </text:span><text:span text:style-name="T6">de</text:span><text:span text:style-name="T8"> </text:span><text:span text:style-name="T10">volmax</text:span><text:span text:style-name="T8"> </text:span><text:span text:style-name="T6">=</text:span><text:span text:style-name="T8"> </text:span><text:span text:style-name="T6">12</text:span><text:span text:style-name="T8"> </text:span><text:span text:style-name="T6">,</text:span><text:span text:style-name="T8"> </text:span><text:span text:style-name="T6">on</text:span><text:span text:style-name="T8"> </text:span><text:span text:style-name="T6">peut</text:span><text:span text:style-name="T8"> </text:span><text:span text:style-name="T6">dans</text:span><text:span text:style-name="T8"> </text:span><text:span text:style-name="T6">le</text:span><text:span text:style-name="T8"> </text:span><text:span text:style-name="T6">carton1</text:span><text:span text:style-name="T8"> </text:span><text:span text:style-name="T6">mettre</text:span><text:span text:style-name="T8"> </text:span><text:span text:style-name="T6">les</text:span><text:span text:style-name="T8"> </text:span><text:span text:style-name="T6">objets</text:span><text:span text:style-name="T8"> </text:span><text:span text:style-name="T6">5,5</text:span><text:span text:style-name="T8"> </text:span><text:span text:style-name="T6">,</text:span><text:span text:style-name="T8"> </text:span><text:span text:style-name="T6">dans</text:span><text:span text:style-name="T8"> </text:span><text:span text:style-name="T6">le</text:span><text:span text:style-name="T8"> </text:span><text:span text:style-name="T6">carton2</text:span><text:span text:style-name="T8"> </text:span><text:span text:style-name="T6">mettre</text:span><text:span text:style-name="T8"> </text:span><text:span text:style-name="T6">les</text:span><text:span text:style-name="T8"> </text:span><text:span text:style-name="T6">objets</text:span><text:span text:style-name="T8"> </text:span><text:span text:style-name="T6">3,2,3</text:span><text:span text:style-name="T8"> </text:span><text:span text:style-name="T6">et</text:span><text:span text:style-name="T8"> </text:span><text:span text:style-name="T6">dans</text:span><text:span text:style-name="T8"> </text:span><text:span text:style-name="T6">le</text:span><text:span text:style-name="T8"> </text:span><text:span text:style-name="T6">carton3</text:span><text:span text:style-name="T8"> </text:span><text:span text:style-name="T6">l'objet</text:span><text:span text:style-name="T8"> </text:span><text:span text:style-name="T6">6.</text:span><text:span text:style-name="T8"> </text:span><text:span text:style-name="T6">Dans</text:span><text:span text:style-name="T8"> </text:span><text:span text:style-name="T6">cet</text:span><text:span text:style-name="T8"> </text:span><text:span text:style-name="T6">exemple</text:span><text:span text:style-name="T8"> </text:span><text:span text:style-name="T6">il</text:span><text:span text:style-name="T8"> </text:span><text:span text:style-name="T6">faut</text:span><text:span text:style-name="T8"> </text:span><text:span text:style-name="T6">3</text:span><text:span text:style-name="T8"> </text:span><text:span text:style-name="T6">cartons</text:span><text:span text:style-name="T8"> </text:span><text:span text:style-name="T6">pour</text:span><text:span text:style-name="T8"> </text:span><text:span text:style-name="T6">empaqueter</text:span><text:span text:style-name="T8"> </text:span><text:span text:style-name="T6">tous</text:span><text:span text:style-name="T8"> </text:span><text:span text:style-name="T6">nos</text:span><text:span text:style-name="T8"> </text:span><text:span text:style-name="T6">objets.</text:span></text:p>
      <text:list xml:id="list846644132780693160" text:style-name="L2">
        <text:list-item>
          <text:p text:style-name="P9"><text:span text:style-name="T7">O</text:span><text:span text:style-name="T6">n</text:span><text:span text:style-name="T8"> </text:span><text:span text:style-name="T6">utilise</text:span><text:span text:style-name="T8"> </text:span><text:span text:style-name="T6">l'algorithme</text:span><text:span text:style-name="T8"> </text:span><text:span text:style-name="T6">glouton</text:span><text:span text:style-name="T8"> </text:span><text:span text:style-name="T6">suivant</text:span><text:span text:style-name="T8"> </text:span><text:span text:style-name="T6">: « on</text:span><text:span text:style-name="T8"> </text:span><text:span text:style-name="T6">prend</text:span><text:span text:style-name="T8"> </text:span><text:span text:style-name="T6">d'abord</text:span><text:span text:style-name="T8"> </text:span><text:span text:style-name="T6">l'objet</text:span><text:span text:style-name="T8"> </text:span><text:span text:style-name="T6">de</text:span><text:span text:style-name="T8"> </text:span><text:span text:style-name="T6">poids</text:span><text:span text:style-name="T8"> </text:span><text:span text:style-name="T6">maximal</text:span><text:span text:style-name="T8"> </text:span><text:span text:style-name="T6">et</text:span><text:span text:style-name="T8"> </text:span><text:span text:style-name="T6">on</text:span><text:span text:style-name="T8"> </text:span><text:span text:style-name="T6">le</text:span><text:span text:style-name="T8"> </text:span><text:span text:style-name="T6">place</text:span><text:span text:style-name="T8"> </text:span><text:span text:style-name="T6">dans</text:span><text:span text:style-name="T8"> </text:span><text:span text:style-name="T6">un</text:span><text:span text:style-name="T8"> </text:span><text:span text:style-name="T6">carton</text:span><text:span text:style-name="T8"> </text:span><text:span text:style-name="T6">déjà</text:span><text:span text:style-name="T8"> </text:span><text:span text:style-name="T6">utilisé</text:span><text:span text:style-name="T8"> </text:span><text:span text:style-name="T6">qui</text:span><text:span text:style-name="T8"> peut </text:span><text:span text:style-name="T6">le</text:span><text:span text:style-name="T8"> </text:span><text:span text:style-name="T6">contenir.</text:span><text:span text:style-name="T8"> </text:span><text:span text:style-name="T6">Si</text:span><text:span text:style-name="T8"> </text:span><text:span text:style-name="T6">aucun</text:span><text:span text:style-name="T8"> </text:span><text:span text:style-name="T6">carton</text:span><text:span text:style-name="T8"> </text:span><text:span text:style-name="T6">ne</text:span><text:span text:style-name="T8"> </text:span><text:span text:style-name="T6">convient,</text:span><text:span text:style-name="T8"> </text:span><text:span text:style-name="T6">on</text:span><text:span text:style-name="T8"> </text:span><text:span text:style-name="T6">utilise</text:span><text:span text:style-name="T8"> </text:span><text:span text:style-name="T6">un</text:span><text:span text:style-name="T8"> </text:span><text:span text:style-name="T6">nouveau</text:span><text:span text:style-name="T8"> </text:span><text:span text:style-name="T6">carton ».</text:span><text:span text:style-name="T8"> </text:span><text:span text:style-name="T6">Écrire</text:span><text:span text:style-name="T8"> </text:span><text:span text:style-name="T6">un</text:span><text:span text:style-name="T8"> </text:span><text:span text:style-name="T6">programme</text:span><text:span text:style-name="T8"> </text:span><text:span text:style-name="T6">qui</text:span><text:span text:style-name="T8"> </text:span><text:span text:style-name="T6">à</text:span><text:span text:style-name="T8"> </text:span><text:span text:style-name="T6">partir</text:span><text:span text:style-name="T8"> </text:span><text:span text:style-name="T6">d'un</text:span><text:span text:style-name="T8"> </text:span><text:span text:style-name="T6">ensemble</text:span><text:span text:style-name="T8"> </text:span><text:span text:style-name="T6">d'objets</text:span><text:span text:style-name="T8"> </text:span><text:span text:style-name="T6">de</text:span><text:span text:style-name="T8"> </text:span><text:span text:style-name="T6">poids</text:span><text:span text:style-name="T8"> </text:span><text:span text:style-name="T6">divers</text:span><text:span text:style-name="T8"> </text:span><text:span text:style-name="T6">(que</text:span><text:span text:style-name="T8"> </text:span><text:span text:style-name="T6">l'on</text:span><text:span text:style-name="T8"> </text:span><text:span text:style-name="T6">pourra</text:span><text:span text:style-name="T8"> </text:span><text:span text:style-name="T6">considérer</text:span><text:span text:style-name="T8"> </text:span><text:span text:style-name="T6">déjà</text:span><text:span text:style-name="T8"> </text:span><text:span text:style-name="T6">triés</text:span><text:span text:style-name="T8"> </text:span><text:span text:style-name="T6">par</text:span><text:span text:style-name="T8"> </text:span><text:span text:style-name="T6">poids</text:span><text:span text:style-name="T8"> </text:span><text:span text:style-name="T6">décroissants)</text:span><text:span text:style-name="T8"> </text:span><text:span text:style-name="T6">et</text:span><text:span text:style-name="T8"> </text:span><text:span text:style-name="T6">d'une</text:span><text:span text:style-name="T8"> </text:span><text:span text:style-name="T6">contenance</text:span><text:span text:style-name="T8"> </text:span><text:span text:style-name="T6">de</text:span><text:span text:style-name="T8"> </text:span><text:span text:style-name="T6">carton,</text:span><text:span text:style-name="T8"> </text:span><text:span text:style-name="T6">détermine</text:span><text:span text:style-name="T8"> </text:span><text:span text:style-name="T6">le</text:span><text:span text:style-name="T8"> </text:span><text:span text:style-name="T6">nombre</text:span><text:span text:style-name="T8"> </text:span><text:span text:style-name="T6">de</text:span><text:span text:style-name="T8"> </text:span><text:span text:style-name="T6">cartons</text:span><text:span text:style-name="T8"> </text:span><text:span text:style-name="T6">nécessaires</text:span><text:span text:style-name="T8"> </text:span><text:span text:style-name="T6">en</text:span><text:span text:style-name="T8"> </text:span><text:span text:style-name="T6">utilisant</text:span><text:span text:style-name="T8"> </text:span><text:span text:style-name="T6">la</text:span><text:span text:style-name="T8"> </text:span><text:span text:style-name="T6">méthode</text:span><text:span text:style-name="T8"> </text:span><text:span text:style-name="T6">gloutonne</text:span><text:span text:style-name="T8"> </text:span><text:span text:style-name="T6">décrite.</text:span><text:span text:style-name="T8"> </text:span><text:span text:style-name="T9">L'algorithme glouton mène-t-il à la solution optimale ?</text:span></text:p>
        </text:list-item>
        <text:list-item>
          <text:p text:style-name="P10">Cette fois-ci on remplit successivement chaque carton au maximum et on passe au carton suivant. </text:p>
        </text:list-item>
      </text:list>
      <text:p text:style-name="P5"><text:span text:style-name="T9"><text:tab/>Déterminer</text:span><text:span text:style-name="T8"> </text:span><text:span text:style-name="T9">le</text:span><text:span text:style-name="T8"> </text:span><text:span text:style-name="T9">nombre</text:span><text:span text:style-name="T8"> </text:span><text:span text:style-name="T9">de</text:span><text:span text:style-name="T8"> </text:span><text:span text:style-name="T9">cartons</text:span><text:span text:style-name="T8"> </text:span><text:span text:style-name="T9">nécessaires.</text:span></text:p>
      <text:p text:style-name="P6"/>
      <text:h text:style-name="P13" text:outline-level="2">Exercice 3 : <text:span text:style-name="T1">cargo</text:span></text:h>
      <text:p text:style-name="P3"><text:span text:style-name="T4">Un avion cargo peut contenir exactement 8</text:span><text:span text:style-name="Emphasis"><text:span text:style-name="T4"> conteneurs, alignés sur deux rangées de 4 conteneurs chacune. Chaque conteneur a un poids, et le poids d´une rangée est la somme des poids des conteneurs dans celle-ci. Pour équilibrer l'avion, on veut répartir les conteneurs dans les deux rangées de façon à ce que leur différence de poids (en valeur absolue) soit minimale. </text:span></text:span></text:p>
      <text:p text:style-name="P3"><text:span text:style-name="Emphasis"><text:span text:style-name="T4">On donne les poids des conteneurs dans un tableau </text:span></text:span><text:span text:style-name="Emphasis"><text:span text:style-name="T3">tab = [10,30,25,5,50,20,15,20]</text:span></text:span></text:p>
      <text:p text:style-name="P7">Écrire un programme permettant de résoudre au mieux ce problème. </text:p>
      <text:h text:style-name="P14" text:outline-level="2"/>
      <text:h text:style-name="P13" text:outline-level="2">Exercice 4 : skieurs<text:span text:style-name="T1"> </text:span></text:h>
      <text:p text:style-name="P8">5 skieurs (de tailles 1.8 , 1.8 , 1.6, 1.5, 1.3) veulent louer des skis dans un magasin qui dispose de 8 paires de skis de tailles (2 , 2, 1.7, 1.6, 1.5, 1.2, 1.8, 1.9). Chaque skieur doit donc louer une paire de skis. On souhaite qu'au final la somme des différences de taille entre un skieur et ses skis soit la plus faible possible.<text:span text:style-name="T5">On cherche un algorithme glouton permettant d'atteindre le résultat souhaité. <text:s/>(on ne montrera pas que l'algorithme glouton est optimal)</text:span></text:p>
      <text:list xml:id="list345905981347805559" text:style-name="L3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R10" svg:font-family="CMR10"/>
    <style:font-face style:name="Courier 10 Pitch" svg:font-family="'Courier 10 Pitch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NewRoman" svg:font-family="TimesNewRoman" style:font-family-generic="roman"/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Zapf Dingbats" svg:font-family="'Zapf Dingbats', ZapfDingbats" style:font-pitch="variable"/>
    <style:font-face style:name="Palatino" svg:font-family="Palatino, 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212cm" fo:margin-bottom="0cm" loext:contextual-spacing="false">
        <style:tab-stops>
          <style:tab-stop style:position="0.635cm"/>
        </style:tab-stops>
      </style:paragraph-properties>
      <style:text-properties style:font-name="Comic Sans MS" fo:font-family="'Comic Sans MS'" style:font-family-generic="script" style:font-pitch="variable" fo:font-size="14pt" fo:language="en" fo:country="GB" style:font-size-asian="14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82cm" loext:contextual-spacing="false" fo:text-align="center" style:justify-single-word="false" fo:keep-together="always" fo:keep-with-next="always"/>
      <style:text-properties style:font-name="Helv" fo:font-family="Helv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141cm" loext:contextual-spacing="false" fo:text-align="justify" style:justify-single-word="false" fo:keep-together="always" fo:keep-with-next="always"/>
      <style:text-properties style:font-name="Comic Sans MS" fo:font-family="'Comic Sans MS'" style:font-family-generic="script" style:font-pitch="variable" fo:font-size="16pt" fo:font-weight="bold" style:font-size-asian="16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141cm" fo:margin-bottom="0.141cm" loext:contextual-spacing="false"/>
      <style:text-properties fo:font-style="italic" fo:font-weight="normal" style:font-style-asian="italic" style:font-weight-asian="normal"/>
    </style:style>
    <style:style style:name="Heading_20_4" style:display-name="Heading 4" style:family="paragraph" style:parent-style-name="Standard" style:next-style-name="Retrait_20_normal" style:default-outline-level="4" style:class="text">
      <style:paragraph-properties fo:margin-left="0.624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Retrait_20_normal" style:default-outline-level="5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Retrait_20_normal" style:default-outline-level="6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Retrait_20_normal" style:default-outline-level="7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Retrait_20_normal" style:default-outline-level="8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Retrait_20_normal" style:default-outline-level="9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/>
    </style:style>
    <style:style style:name="Retrait_20_normal" style:display-name="Retrait normal" style:family="paragraph" style:parent-style-name="Standard">
      <style:paragraph-properties fo:margin-left="0.508cm" fo:margin-right="0cm" fo:margin-top="0cm" fo:margin-bottom="0.141cm" loext:contextual-spacing="false" fo:text-align="justify" style:justify-single-word="false" fo:text-indent="-0.508cm" style:auto-text-indent="false">
        <style:tab-stops>
          <style:tab-stop style:position="-0.007cm"/>
        </style:tab-stops>
      </style:paragraph-properties>
    </style:style>
    <style:style style:name="Index_20_1" style:display-name="Index 1" style:family="paragraph" style:parent-style-name="Standard" style:next-style-name="Standard" style:class="index"/>
    <style:style style:name="Index_20_Heading" style:display-name="Index Heading" style:family="paragraph" style:parent-style-name="Standard" style:next-style-name="Index_20_1" style:class="index"/>
    <style:style style:name="Footer" style:family="paragraph" style:parent-style-name="Standard" style:class="extra">
      <style:paragraph-properties fo:margin-top="0cm" fo:margin-bottom="0.141cm" loext:contextual-spacing="false" fo:text-align="center" style:justify-single-word="false"/>
      <style:text-properties style:font-name="Helv" fo:font-family="Helv" style:font-family-generic="swiss" style:font-pitch="variable"/>
    </style:style>
    <style:style style:name="Header" style:family="paragraph" style:parent-style-name="Standard" style:class="extra">
      <style:paragraph-properties fo:margin-top="0cm" fo:margin-bottom="0.141cm" loext:contextual-spacing="false" fo:text-align="justify" style:justify-single-word="false" fo:padding-left="0cm" fo:padding-right="0cm" fo:padding-top="0cm" fo:padding-bottom="0.071cm" fo:border-left="none" fo:border-right="none" fo:border-top="none" fo:border-bottom="0.99pt solid #000000">
        <style:tab-stops>
          <style:tab-stop style:position="16.002cm" style:type="right"/>
        </style:tab-stops>
      </style:paragraph-properties>
      <style:text-properties style:font-name="Helv" fo:font-family="Helv" style:font-family-generic="swiss" style:font-pitch="variable" fo:font-weight="bold" style:font-weight-asian="bold"/>
    </style:style>
    <style:style style:name="Footnote" style:family="paragraph" style:parent-style-name="Standard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Retrait_20_2" style:display-name="Retrait 2" style:family="paragraph" style:parent-style-name="Retrait_20_normal">
      <style:paragraph-properties fo:margin-left="0.9cm" fo:margin-right="0cm" fo:margin-top="0cm" fo:margin-bottom="0cm" loext:contextual-spacing="false" fo:text-indent="-0.9cm" style:auto-text-indent="false">
        <style:tab-stops>
          <style:tab-stop style:position="0cm"/>
        </style:tab-stops>
      </style:paragraph-properties>
    </style:style>
    <style:style style:name="Retrait_20_3" style:display-name="Retrait 3" style:family="paragraph" style:parent-style-name="Standard">
      <style:paragraph-properties fo:margin-left="1.3cm" fo:margin-right="0cm" fo:margin-top="0cm" fo:margin-bottom="0.141cm" loext:contextual-spacing="false" fo:text-align="justify" style:justify-single-word="false" fo:text-indent="-1.3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variant="small-caps" style:font-name="Comic Sans MS" fo:font-family="'Comic Sans MS'" style:font-family-generic="script" style:font-pitch="variable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.106cm" fo:margin-bottom="0cm" loext:contextual-spacing="false" fo:text-align="justify" style:justify-single-word="false"/>
      <style:text-properties fo:font-size="14pt" fo:font-weight="bold" style:font-size-asian="14pt" style:font-weight-asian="bold"/>
    </style:style>
    <style:style style:name="Body_20_Text_20_2" style:display-name="Body Text 2" style:family="paragraph" style:parent-style-name="Standard">
      <style:paragraph-properties fo:margin-left="0.988cm" fo:margin-right="0cm" fo:margin-top="0cm" fo:margin-bottom="0cm" loext:contextual-spacing="false" fo:text-align="justify" style:justify-single-word="false" fo:text-indent="0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1cm" fo:margin-right="0cm" fo:margin-top="0cm" fo:margin-bottom="0cm" loext:contextual-spacing="false" fo:text-align="justify" style:justify-single-word="false" fo:text-indent="0cm" style:auto-text-indent="false"/>
      <style:text-properties fo:font-size="10pt" style:font-size-asian="10pt"/>
    </style:style>
    <style:style style:name="Numéro_20_exercice" style:display-name="Numéro exercice" style:family="paragraph" style:parent-style-name="Standard">
      <style:paragraph-properties fo:margin-left="0cm" fo:margin-right="9.001cm" fo:margin-top="0.635cm" fo:margin-bottom="0.847cm" loext:contextual-spacing="false" fo:text-align="justify" style:justify-single-word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style:font-name="Palatino" fo:font-family="Palatino, 'Book Antiqua'" style:font-family-generic="roman" style:font-pitch="variable" fo:font-size="14pt" fo:font-weight="bold" style:font-size-asian="14pt" style:font-weight-asian="bold"/>
    </style:style>
    <style:style style:name="Question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-1cm" style:auto-text-indent="false"/>
      <style:text-properties style:font-name="Palatino" fo:font-family="Palatino, 'Book Antiqua'" style:font-family-generic="roman" style:font-pitch="variable" fo:font-size="10pt" style:font-size-asian="10pt"/>
    </style:style>
    <style:style style:name="Numéro_20_question" style:display-name="Numéro question" style:family="paragraph" style:parent-style-name="Standard">
      <style:paragraph-properties fo:margin-top="0.423cm" fo:margin-bottom="0.212cm" loext:contextual-spacing="false" fo:text-align="justify" style:justify-single-word="false"/>
      <style:text-properties style:font-name="Palatino" fo:font-family="Palatino, 'Book Antiqua'" style:font-family-generic="roman" style:font-pitch="variable" fo:font-size="11pt" fo:font-weight="bold" style:font-size-asian="11pt" style:font-weight-asian="bold"/>
    </style:style>
    <style:style style:name="Drawing" style:family="paragraph" style:parent-style-name="Standard" style:class="extra">
      <style:paragraph-properties fo:margin-left="0cm" fo:margin-right="0cm" fo:margin-top="0.141cm" fo:margin-bottom="0cm" loext:contextual-spacing="false" fo:text-align="center" style:justify-single-word="false" fo:text-indent="0.25cm" style:auto-text-indent="false">
        <style:tab-stops>
          <style:tab-stop style:position="1cm"/>
          <style:tab-stop style:position="7.502cm"/>
          <style:tab-stop style:position="11.502cm"/>
        </style:tab-stops>
      </style:paragraph-properties>
      <style:text-properties style:font-name="Times" fo:font-family="Times" style:font-family-generic="roman" style:font-pitch="variable"/>
    </style:style>
    <style:style style:name="WW-Body_20_Text_20_2" style:display-name="WW-Body Text 2" style:family="paragraph" style:parent-style-name="Standard">
      <style:paragraph-properties fo:margin-top="0.212cm" fo:margin-bottom="0cm" loext:contextual-spacing="false" fo:text-align="justify" style:justify-single-word="false">
        <style:tab-stops>
          <style:tab-stop style:position="0.635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988cm" fo:margin-right="0cm" fo:margin-top="0cm" fo:margin-bottom="0cm" loext:contextual-spacing="false" fo:text-align="justify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Retrait_20_corps_20_de_20_texte_20_2" style:display-name="Retrait corps de texte 2" style:family="paragraph" style:parent-style-name="Standard">
      <style:paragraph-properties fo:margin-left="1cm" fo:margin-right="0cm" fo:margin-top="0cm" fo:margin-bottom="0cm" loext:contextual-spacing="false" fo:text-align="justify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text-align="justify" style:justify-single-word="false" style:punctuation-wrap="hanging" style:vertical-align="auto"/>
      <style:text-properties style:font-name="TimesNewRoman" fo:font-family="TimesNewRoman" style:font-family-generic="roman" fo:font-size="10pt" style:font-size-asian="10pt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</style:style>
    <style:style style:name="Texte_20_brut" style:display-name="Texte brut" style:family="paragraph" style:parent-style-name="Standard">
      <style:paragraph-properties style:text-autospace="ideograph-alpha" style:punctuation-wrap="hanging" style:vertical-align="auto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6z1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0z4" style:family="text">
      <style:text-properties style:font-name="Courier New" fo:font-family="'Courier New'" style:font-family-generic="modern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Zapf Dingbats" fo:font-family="'Zapf Dingbats', ZapfDingbats" style:font-pitch="variable" fo:font-size="18pt" style:font-size-asian="18pt"/>
    </style:style>
    <style:style style:name="WW8Num2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4z4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5z4" style:family="text">
      <style:text-properties style:font-name="Courier New" fo:font-family="'Courier New'" style:font-family-generic="modern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5.997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4.904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6.174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7.444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714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9.984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1.254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524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3.7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WW8Num1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7.994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4.904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6.17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7.44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8.714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9.98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11.25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2.524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3.7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7.994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4.904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6.174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7.444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8.714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9.984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11.254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12.524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3.7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min-label-width="1.244cm"/>
        <style:text-properties style:font-name="Zapf Dingba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5.997cm" text:min-label-width="0.635cm"/>
        <style:text-properties style:font-name="Symbol"/>
      </text:list-level-style-bullet>
      <text:list-level-style-bullet text:level="2" text:style-name="WW8Num24z1" text:bullet-char="">
        <style:list-level-properties text:space-before="4.904cm" text:min-label-width="0.635cm"/>
        <style:text-properties style:font-name="Symbol"/>
      </text:list-level-style-bullet>
      <text:list-level-style-bullet text:level="3" text:style-name="WW8Num24z2" text:bullet-char="">
        <style:list-level-properties text:space-before="6.174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7.444cm" text:min-label-width="0.635cm"/>
        <style:text-properties style:font-name="Symbol"/>
      </text:list-level-style-bullet>
      <text:list-level-style-bullet text:level="5" text:style-name="WW8Num24z4" text:bullet-char="o">
        <style:list-level-properties text:space-before="8.714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9.984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11.254cm" text:min-label-width="0.635cm"/>
        <style:text-properties style:font-name="Symbol"/>
      </text:list-level-style-bullet>
      <text:list-level-style-bullet text:level="8" text:style-name="WW8Num24z4" text:bullet-char="o">
        <style:list-level-properties text:space-before="12.524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3.7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WW8Num25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 fo:padding="0cm" fo:border="none">
        <style:tab-stops>
          <style:tab-stop style:position="6.983cm"/>
          <style:tab-stop style:position="14.46cm"/>
          <style:tab-stop style:position="16.002cm" style:type="right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>
        <style:tab-stops>
          <style:tab-stop style:position="8.001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27cm" fo:margin-bottom="0cm" fo:margin-left="1.501cm" fo:margin-right="1.5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L2 Informatique<text:tab/><text:tab/>CUFR JF Champollion</text:p>
      </style:header>
      <style:footer>
        <text:p text:style-name="MP2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Nicolas Garric</meta:initial-creator>
    <meta:creation-date>2004-11-12T23:51:00</meta:creation-date>
    <dc:date>2016-01-25T11:35:05.54</dc:date>
    <meta:printed-by>nicolas garric</meta:printed-by>
    <meta:print-date>2008-03-31T21:59:30</meta:print-date>
    <meta:editing-cycles>96</meta:editing-cycles>
    <meta:editing-duration>PT6H34M47S</meta:editing-duration>
    <meta:document-statistic meta:table-count="0" meta:image-count="0" meta:object-count="0" meta:page-count="1" meta:paragraph-count="18" meta:word-count="502" meta:character-count="2968" meta:non-whitespace-character-count="2474"/>
    <meta:user-defined meta:name="Info 1"/>
    <meta:user-defined meta:name="Info 2"/>
    <meta:user-defined meta:name="Info 3"/>
    <meta:user-defined meta:name="Info 4"/>
  </office:meta>
</office:document-meta>
</file>